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0B7D2530473.png" manifest:media-type="image/png"/>
  <manifest:file-entry manifest:full-path="Pictures/100000000000032400000146B8AE52B6.png" manifest:media-type="image/png"/>
  <manifest:file-entry manifest:full-path="Pictures/1000000000000324000002594A868B16.png" manifest:media-type="image/png"/>
  <manifest:file-entry manifest:full-path="Pictures/10000000000003220000025DAE96FC69.png" manifest:media-type="image/png"/>
  <manifest:file-entry manifest:full-path="Pictures/1000000000000323000000420C594F6C.png" manifest:media-type="image/png"/>
  <manifest:file-entry manifest:full-path="Pictures/1000000000000323000001B832FB72B2.png" manifest:media-type="image/png"/>
  <manifest:file-entry manifest:full-path="Pictures/10000000000003220000025C5CE0AEA0.png" manifest:media-type="image/png"/>
  <manifest:file-entry manifest:full-path="Pictures/100000000000032400000128ED078033.png" manifest:media-type="image/png"/>
  <manifest:file-entry manifest:full-path="Pictures/100000000000032300000037D51F448A.png" manifest:media-type="image/png"/>
  <manifest:file-entry manifest:full-path="Pictures/1000000000000327000001338DC1EC23.png" manifest:media-type="image/png"/>
  <manifest:file-entry manifest:full-path="Pictures/1000000000000324000001F5469FA93B.png" manifest:media-type="image/png"/>
  <manifest:file-entry manifest:full-path="Pictures/1000000000000326000000621AD73B8F.png" manifest:media-type="image/png"/>
  <manifest:file-entry manifest:full-path="Pictures/10000000000003250000025CC214CA01.png" manifest:media-type="image/png"/>
  <manifest:file-entry manifest:full-path="Pictures/100000000000032400000128F8EE01E5.png" manifest:media-type="image/png"/>
  <manifest:file-entry manifest:full-path="Pictures/1000000000000324000000E4560CA957.png" manifest:media-type="image/png"/>
  <manifest:file-entry manifest:full-path="Pictures/100000000000032400000099409FBED6.png" manifest:media-type="image/png"/>
  <manifest:file-entry manifest:full-path="Pictures/1000000000000325000000928424BF82.png" manifest:media-type="image/png"/>
  <manifest:file-entry manifest:full-path="Pictures/10000000000003230000025E97D5B393.png" manifest:media-type="image/png"/>
  <manifest:file-entry manifest:full-path="Pictures/100000000000032500000097CEB4D66C.png" manifest:media-type="image/png"/>
  <manifest:file-entry manifest:full-path="Pictures/1000000000000324000000996C0FEF7C.png" manifest:media-type="image/png"/>
  <manifest:file-entry manifest:full-path="Pictures/100000000000032500000189F5CC2448.png" manifest:media-type="image/png"/>
  <manifest:file-entry manifest:full-path="Pictures/100000000000032300000177AF6043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f4ebb"/>
    </style:style>
    <style:style style:name="P2" style:family="paragraph" style:parent-style-name="Standard">
      <style:text-properties officeooo:rsid="000f4ebb" officeooo:paragraph-rsid="000f4e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Изображение1" text:anchor-type="char" svg:x="-0.042cm" svg:y="0.064cm" svg:width="17cm" svg:height="12.823cm" draw:z-index="0"><draw:image xlink:href="Pictures/10000000000003220000025DAE96FC69.png" xlink:type="simple" xlink:show="embed" xlink:actuate="onLoad" draw:mime-type="image/png"/></draw:frame><draw:frame draw:style-name="fr3" draw:name="Изображение2" text:anchor-type="char" svg:x="-0.042cm" svg:y="12.885cm" svg:width="17cm" svg:height="12.755cm" draw:z-index="1"><draw:image xlink:href="Pictures/10000000000003250000025CC214CA01.png" xlink:type="simple" xlink:show="embed" xlink:actuate="onLoad" draw:mime-type="image/png"/></draw:frame></text:p>
      <text:p text:style-name="P1"/>
      <text:p text:style-name="P1"/>
      <text:p text:style-name="P1"><draw:frame draw:style-name="fr1" draw:name="Изображение3" text:anchor-type="char" svg:width="17cm" svg:height="10.592cm" draw:z-index="2"><draw:image xlink:href="Pictures/1000000000000324000001F5469FA93B.png" xlink:type="simple" xlink:show="embed" xlink:actuate="onLoad" draw:mime-type="image/png"/></draw:frame><text:soft-page-break/></text:p>
      <text:p text:style-name="P1"><draw:frame draw:style-name="fr1" draw:name="Изображение4" text:anchor-type="char" svg:width="17cm" svg:height="3.233cm" draw:z-index="3"><draw:image xlink:href="Pictures/100000000000032400000099409FBED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draw:frame draw:style-name="fr1" draw:name="Изображение5" text:anchor-type="char" svg:width="17cm" svg:height="12.829cm" draw:z-index="4"><draw:image xlink:href="Pictures/10000000000003230000025E97D5B393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udo fdisk -l</text:p>
      <text:p text:style-name="P1"><draw:frame draw:style-name="fr1" draw:name="Изображение6" text:anchor-type="char" svg:width="17cm" svg:height="12.802cm" draw:z-index="5"><draw:image xlink:href="Pictures/10000000000003220000025C5CE0AEA0.png" xlink:type="simple" xlink:show="embed" xlink:actuate="onLoad" draw:mime-type="image/png"/></draw:frame></text:p>
      <text:p text:style-name="P1"><draw:frame draw:style-name="fr1" draw:name="Изображение7" text:anchor-type="char" svg:width="17cm" svg:height="1.164cm" draw:z-index="6"><draw:image xlink:href="Pictures/100000000000032300000037D51F448A.png" xlink:type="simple" xlink:show="embed" xlink:actuate="onLoad" draw:mime-type="image/png"/></draw:frame></text:p>
      <text:p text:style-name="P1"><draw:frame draw:style-name="fr1" draw:name="Изображение8" text:anchor-type="char" svg:width="17cm" svg:height="3.187cm" draw:z-index="7"><draw:image xlink:href="Pictures/100000000000032500000097CEB4D66C.png" xlink:type="simple" xlink:show="embed" xlink:actuate="onLoad" draw:mime-type="image/png"/></draw:frame></text:p>
      <text:p text:style-name="P2"><draw:frame draw:style-name="fr1" draw:name="Изображение9" text:anchor-type="char" svg:width="17cm" svg:height="6.466cm" draw:z-index="8"><draw:image xlink:href="Pictures/1000000000000327000001338DC1EC23.png" xlink:type="simple" xlink:show="embed" xlink:actuate="onLoad" draw:mime-type="image/png"/></draw:frame></text:p>
      <text:p text:style-name="P1"><draw:frame draw:style-name="fr1" draw:name="Изображение10" text:anchor-type="char" svg:width="17cm" svg:height="6.258cm" draw:z-index="9"><draw:image xlink:href="Pictures/100000000000032400000128F8EE01E5.png" xlink:type="simple" xlink:show="embed" xlink:actuate="onLoad" draw:mime-type="image/png"/></draw:frame><text:soft-page-break/></text:p>
      <text:p text:style-name="P1"><draw:frame draw:style-name="fr1" draw:name="Изображение11" text:anchor-type="char" svg:width="17cm" svg:height="8.299cm" draw:z-index="10"><draw:image xlink:href="Pictures/100000000000032500000189F5CC2448.png" xlink:type="simple" xlink:show="embed" xlink:actuate="onLoad" draw:mime-type="image/png"/></draw:frame></text:p>
      <text:p text:style-name="P1"/>
      <text:p text:style-name="P2"><draw:frame draw:style-name="fr1" draw:name="Изображение12" text:anchor-type="char" svg:width="17cm" svg:height="4.819cm" draw:z-index="11"><draw:image xlink:href="Pictures/1000000000000324000000E4560CA9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draw:frame draw:style-name="fr2" draw:name="Изображение13" text:anchor-type="char" svg:width="17cm" svg:height="7.938cm" draw:z-index="12"><draw:image xlink:href="Pictures/100000000000032300000177AF6043A6.png" xlink:type="simple" xlink:show="embed" xlink:actuate="onLoad" draw:mime-type="image/png"/></draw:frame></text:p>
      <text:p text:style-name="P1"><draw:frame draw:style-name="fr1" draw:name="Изображение14" text:anchor-type="char" svg:width="17cm" svg:height="9.315cm" draw:z-index="13"><draw:image xlink:href="Pictures/1000000000000323000001B832FB72B2.png" xlink:type="simple" xlink:show="embed" xlink:actuate="onLoad" draw:mime-type="image/png"/></draw:frame></text:p>
      <text:p text:style-name="P1"><draw:frame draw:style-name="fr1" draw:name="Изображение15" text:anchor-type="char" svg:width="17cm" svg:height="3.233cm" draw:z-index="14"><draw:image xlink:href="Pictures/1000000000000324000000996C0FEF7C.png" xlink:type="simple" xlink:show="embed" xlink:actuate="onLoad" draw:mime-type="image/png"/></draw:frame></text:p>
      <text:p text:style-name="P1"/>
      <text:p text:style-name="P1"><draw:frame draw:style-name="fr2" draw:name="Изображение16" text:anchor-type="char" svg:width="17cm" svg:height="12.707cm" draw:z-index="15"><draw:image xlink:href="Pictures/1000000000000324000002594A868B16.png" xlink:type="simple" xlink:show="embed" xlink:actuate="onLoad" draw:mime-type="image/png"/></draw:frame><text:soft-page-break/></text:p>
      <text:p text:style-name="P1"><draw:frame draw:style-name="fr1" draw:name="Изображение17" text:anchor-type="char" svg:width="17cm" svg:height="2.066cm" draw:z-index="16"><draw:image xlink:href="Pictures/1000000000000326000000621AD73B8F.png" xlink:type="simple" xlink:show="embed" xlink:actuate="onLoad" draw:mime-type="image/png"/></draw:frame></text:p>
      <text:p text:style-name="P1"><draw:frame draw:style-name="fr1" draw:name="Изображение18" text:anchor-type="char" svg:width="17cm" svg:height="1.397cm" draw:z-index="17"><draw:image xlink:href="Pictures/1000000000000323000000420C594F6C.png" xlink:type="simple" xlink:show="embed" xlink:actuate="onLoad" draw:mime-type="image/png"/></draw:frame></text:p>
      <text:p text:style-name="P1"><draw:frame draw:style-name="fr1" draw:name="Изображение19" text:anchor-type="char" svg:width="17cm" svg:height="6.892cm" draw:z-index="18"><draw:image xlink:href="Pictures/100000000000032400000146B8AE52B6.png" xlink:type="simple" xlink:show="embed" xlink:actuate="onLoad" draw:mime-type="image/png"/></draw:frame></text:p>
      <text:p text:style-name="P1"/>
      <text:p text:style-name="P1"><draw:frame draw:style-name="fr1" draw:name="Изображение20" text:anchor-type="char" svg:width="17cm" svg:height="3.082cm" draw:z-index="19"><draw:image xlink:href="Pictures/1000000000000325000000928424BF82.png" xlink:type="simple" xlink:show="embed" xlink:actuate="onLoad" draw:mime-type="image/png"/></draw:frame><text:soft-page-break/></text:p>
      <text:p text:style-name="P1"><draw:frame draw:style-name="fr1" draw:name="Изображение21" text:anchor-type="char" svg:width="17cm" svg:height="3.865cm" draw:z-index="20"><draw:image xlink:href="Pictures/1000000000000325000000B7D2530473.png" xlink:type="simple" xlink:show="embed" xlink:actuate="onLoad" draw:mime-type="image/png"/></draw:frame></text:p>
      <text:p text:style-name="P1"><draw:frame draw:style-name="fr1" draw:name="Изображение22" text:anchor-type="char" svg:width="17cm" svg:height="6.258cm" draw:z-index="21"><draw:image xlink:href="Pictures/100000000000032400000128ED07803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20:55.328683932</meta:creation-date>
    <dc:date>2025-05-23T14:22:23.426413068</dc:date>
    <meta:editing-duration>PT4H1M28S</meta:editing-duration>
    <meta:editing-cycles>1</meta:editing-cycles>
    <meta:document-statistic meta:table-count="0" meta:image-count="22" meta:object-count="0" meta:page-count="11" meta:paragraph-count="1" meta:word-count="3" meta:character-count="13" meta:non-whitespace-character-count="11"/>
    <meta:generator>LibreOffice/7.6.7.2$Linux_X86_64 LibreOffice_project/60$Build-2</meta:generator>
  </office:meta>
</office:document-meta>
</file>